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T1" style:family="text">
      <style:text-properties officeooo:rsid="00116df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rading Process, Focus, and Discipline</text:h>
      <text:p text:style-name="Text_20_body"><text:span text:style-name="Strong_20_Emphasis">Brooks Trading Room – 2025-08-25</text:span><text:line-break/><text:span text:style-name="Emphasis">(</text:span><text:span text:style-name="Emphasis"><text:span text:style-name="T1">Commentary on </text:span></text:span><text:span text:style-name="Emphasis">General trading process </text:span><text:span text:style-name="Emphasis"><text:span text:style-name="T1">only</text:span></text:span><text:span text:style-name="Emphasis">; commentary </text:span><text:span text:style-name="Emphasis"><text:span text:style-name="T1">on this day’s specific price action has been </text:span></text:span><text:span text:style-name="Emphasis">omitted)</text:span></text:p>
      <text:p text:style-name="Horizontal_20_Line"/>
      <text:h text:style-name="Heading_20_2" text:outline-level="2">1. Core Theme: Trading Is a Process Problem, Not a Pattern Problem</text:h>
      <text:p text:style-name="Text_20_body"><text:span text:style-name="Strong_20_Emphasis"><text:span text:style-name="T1">M</text:span></text:span><text:span text:style-name="Strong_20_Emphasis">ost trading mistakes are not analytical mistakes</text:span>, but <text:span text:style-name="Strong_20_Emphasis">process failures</text:span>.</text:p>
      <text:list text:style-name="L1">
        <text:list-item>
          <text:p text:style-name="P1">A single impulsive action can destroy an otherwise good day.</text:p>
        </text:list-item>
        <text:list-item>
          <text:p text:style-name="P1">Good trading requires <text:span text:style-name="Strong_20_Emphasis">standardized procedures</text:span>, not just pattern recognition.</text:p>
        </text:list-item>
        <text:list-item>
          <text:p text:style-name="P1">If an action has consequences, it must have a process.</text:p>
        </text:list-item>
      </text:list>
      <text:p text:style-name="Quotations">- All it takes is one split-second bad decision to <text:span text:style-name="T1">turn otherwise OK day to a large </text:span>losing day</text:p>
      <text:p text:style-name="Horizontal_20_Line"/>
      <text:h text:style-name="Heading_20_2" text:outline-level="2">2. Focus Is a Trainable Skill (and a Competitive Edge)</text:h>
      <text:h text:style-name="Heading_20_3" text:outline-level="3">2.1 Distraction Is the Enemy</text:h>
      <text:list text:style-name="L2">
        <text:list-item>
          <text:p text:style-name="P2">Phones should be on <text:span text:style-name="Emphasis">Do Not Disturb</text:span> and physically away from you.</text:p>
        </text:list-item>
        <text:list-item>
          <text:p text:style-name="P2">Do <text:span text:style-name="Strong_20_Emphasis">not</text:span> replace chart-watching with phone-checking.</text:p>
        </text:list-item>
        <text:list-item>
          <text:p text:style-name="P2">If you feel the need to disengage:</text:p>
          <text:list>
            <text:list-item>
              <text:p text:style-name="P2">Leave the room.</text:p>
            </text:list-item>
            <text:list-item>
              <text:p text:style-name="P2">Take a real break.</text:p>
            </text:list-item>
            <text:list-item>
              <text:p text:style-name="P2">Then return fully focused.</text:p>
            </text:list-item>
          </text:list>
        </text:list-item>
      </text:list>
      <text:p text:style-name="Text_20_body">This is especially important during:</text:p>
      <text:list text:style-name="L3">
        <text:list-item>
          <text:p text:style-name="P3">Tight trading ranges</text:p>
        </text:list-item>
        <text:list-item>
          <text:p text:style-name="P3">Unclear or untradable market conditions</text:p>
        </text:list-item>
      </text:list>
      <text:p text:style-name="Horizontal_20_Line"/>
      <text:h text:style-name="Heading_20_3" text:outline-level="3">2.2 Dedicated Environment Matters</text:h>
      <text:p text:style-name="Text_20_body">Ideally:</text:p>
      <text:list text:style-name="L4">
        <text:list-item>
          <text:p text:style-name="P4">One room</text:p>
        </text:list-item>
        <text:list-item>
          <text:p text:style-name="P4"><text:soft-page-break/>One desk</text:p>
        </text:list-item>
        <text:list-item>
          <text:p text:style-name="P4">Used <text:span text:style-name="Strong_20_Emphasis">only</text:span> for trading (or trading + study)</text:p>
        </text:list-item>
      </text:list>
      <text:p text:style-name="Text_20_body">If that’s not realistic:</text:p>
      <text:list text:style-name="L5">
        <text:list-item>
          <text:p text:style-name="P5">Create <text:span text:style-name="Strong_20_Emphasis">one environment for one task at a time</text:span></text:p>
        </text:list-item>
        <text:list-item>
          <text:p text:style-name="P5">When trading:</text:p>
          <text:list>
            <text:list-item>
              <text:p text:style-name="P5">No email</text:p>
            </text:list-item>
            <text:list-item>
              <text:p text:style-name="P5">No Discord browsing</text:p>
            </text:list-item>
            <text:list-item>
              <text:p text:style-name="P5">No phone</text:p>
            </text:list-item>
            <text:list-item>
              <text:p text:style-name="P5">No multitasking</text:p>
            </text:list-item>
          </text:list>
        </text:list-item>
      </text:list>
      <text:p text:style-name="Text_20_body">Your brain learns associations:</text:p>
      <text:list text:style-name="L6">
        <text:list-item>
          <text:p text:style-name="P6">Trading desk → deep focus</text:p>
        </text:list-item>
        <text:list-item>
          <text:p text:style-name="P6">Mixed-use desk → distraction and fatigue</text:p>
        </text:list-item>
      </text:list>
      <text:p text:style-name="Horizontal_20_Line"/>
      <text:h text:style-name="Heading_20_2" text:outline-level="2">3. “Deep Work” Applied to Trading (Cal Newport)</text:h>
      <text:h text:style-name="Heading_20_3" text:outline-level="3">What Deep Work Means in Trading</text:h>
      <text:list text:style-name="L7">
        <text:list-item>
          <text:p text:style-name="P7">Full attention on the <text:span text:style-name="Strong_20_Emphasis">current bars only</text:span></text:p>
        </text:list-item>
        <text:list-item>
          <text:p text:style-name="P7">Thinking actively, not passively staring</text:p>
        </text:list-item>
        <text:list-item>
          <text:p text:style-name="P7">Mentally tiring by design</text:p>
        </text:list-item>
      </text:list>
      <text:p text:style-name="Quotations"><text:s/><text:span text:style-name="T1">Think only</text:span> about these <text:span text:style-name="T1">five-seven</text:span> bars and what they’re doing. <text:span text:style-name="T1">Nothing else.</text:span></text:p>
      <text:p text:style-name="Text_20_body">Deep work varies by experience:</text:p>
      <text:list text:style-name="L8">
        <text:list-item>
          <text:p text:style-name="P8">The more experienced you are, the more nuance you can process per bar.</text:p>
        </text:list-item>
        <text:list-item>
          <text:p text:style-name="P8">Beginners fatigue faster—and that’s normal.</text:p>
        </text:list-item>
      </text:list>
      <text:h text:style-name="Heading_20_3" text:outline-level="3">Practical Guidelines</text:h>
      <text:list text:style-name="L9">
        <text:list-item>
          <text:p text:style-name="P9">Time-block trading and study.</text:p>
        </text:list-item>
        <text:list-item>
          <text:p text:style-name="P9">When watching video <text:span text:style-name="T1">course</text:span>:</text:p>
          <text:list>
            <text:list-item>
              <text:p text:style-name="P9">Watch only the video.</text:p>
            </text:list-item>
            <text:list-item>
              <text:p text:style-name="P9">Do not multitask.</text:p>
            </text:list-item>
          </text:list>
        </text:list-item>
        <text:list-item>
          <text:p text:style-name="P9">Consider tracking:</text:p>
          <text:list>
            <text:list-item>
              <text:p text:style-name="P9"><text:soft-page-break/>How often you check your phone</text:p>
            </text:list-item>
            <text:list-item>
              <text:p text:style-name="P9"><text:span text:style-name="T1">How often you get distracted by </text:span>Social media, <text:span text:style-name="T1">YouTube, etc</text:span></text:p>
            </text:list-item>
          </text:list>
        </text:list-item>
      </text:list>
      <text:p text:style-name="Text_20_body">Awareness <text:span text:style-name="T1">is the first step to</text:span> improv<text:span text:style-name="T1">ing</text:span> discipline.</text:p>
      <text:p text:style-name="Horizontal_20_Line"/>
      <text:h text:style-name="Heading_20_2" text:outline-level="2">4. The Mouse Is a Weapon: Treat It Like One</text:h>
      <text:p text:style-name="Text_20_body"><text:span text:style-name="T1">Importance of</text:span> <text:span text:style-name="Strong_20_Emphasis">physical behavior</text:span> while trading.</text:p>
      <text:h text:style-name="Heading_20_3" text:outline-level="3">Mouse Discipline</text:h>
      <text:list text:style-name="L10">
        <text:list-item>
          <text:p text:style-name="P10">Do <text:span text:style-name="Strong_20_Emphasis">not</text:span> hover over Buy/Sell buttons.</text:p>
        </text:list-item>
        <text:list-item>
          <text:p text:style-name="P10">Do <text:span text:style-name="Strong_20_Emphasis">not</text:span> constantly move the mouse around the chart or DOM.</text:p>
        </text:list-item>
        <text:list-item>
          <text:p text:style-name="P10">Think of the mouse as:</text:p>
          <text:list>
            <text:list-item>
              <text:p text:style-name="P10">A gun trigger</text:p>
            </text:list-item>
            <text:list-item>
              <text:p text:style-name="P10">A missile launch key</text:p>
            </text:list-item>
          </text:list>
        </text:list-item>
      </text:list>
      <text:p text:style-name="Quotations"><text:span text:style-name="T1">Don’t </text:span>keep your finger on the trigger all day</text:p>
      <text:p text:style-name="Text_20_body">Only after you have decided <text:span text:style-name="T1">and done all calculations about Stop Loss, Take Profit and the probability and EV of a trade</text:span>:</text:p>
      <text:list text:style-name="L11">
        <text:list-item>
          <text:p text:style-name="P11">Move your cursor toward the <text:span text:style-name="T1">buy/sell </text:span>button</text:p>
        </text:list-item>
        <text:list-item>
          <text:p text:style-name="P11">Hover only in the final seconds of bar close</text:p>
        </text:list-item>
        <text:list-item>
          <text:p text:style-name="P11">Execute deliberately</text:p>
        </text:list-item>
      </text:list>
      <text:p text:style-name="Horizontal_20_Line"/>
      <text:h text:style-name="Heading_20_2" text:outline-level="2">5. The OODA Loop (Military Framework)</text:h>
      <text:list text:style-name="L12">
        <text:list-item>
          <text:p text:style-name="P12"><text:span text:style-name="Strong_20_Emphasis">Observe</text:span></text:p>
        </text:list-item>
        <text:list-item>
          <text:p text:style-name="P12"><text:span text:style-name="Strong_20_Emphasis">Orient</text:span></text:p>
        </text:list-item>
        <text:list-item>
          <text:p text:style-name="P12"><text:span text:style-name="Strong_20_Emphasis">Decide</text:span></text:p>
        </text:list-item>
        <text:list-item>
          <text:p text:style-name="P12"><text:span text:style-name="Strong_20_Emphasis">Act</text:span></text:p>
          <text:p text:style-name="P12"><text:span text:style-name="Strong_20_Emphasis"/></text:p>
        </text:list-item>
      </text:list>
      <text:p text:style-name="Text_20_body">Key takeaway:</text:p>
      <text:list text:style-name="L13">
        <text:list-item>
          <text:p text:style-name="P13">Your trading system must include:</text:p>
          <text:list>
            <text:list-item>
              <text:p text:style-name="P13">Pattern recognition</text:p>
            </text:list-item>
            <text:list-item>
              <text:p text:style-name="P13"><text:soft-page-break/>Platform mechanics</text:p>
            </text:list-item>
            <text:list-item>
              <text:p text:style-name="P13">Physical hand movement</text:p>
            </text:list-item>
            <text:list-item>
              <text:p text:style-name="P13">Order execution behavior</text:p>
            </text:list-item>
          </text:list>
        </text:list-item>
      </text:list>
      <text:p text:style-name="Text_20_body">Every micro-action matters. Small things make up big things.</text:p>
      <text:p text:style-name="Horizontal_20_Line"/>
      <text:h text:style-name="Heading_20_2" text:outline-level="2">6. Slow Yourself Down on Purpose</text:h>
      <text:h text:style-name="Heading_20_3" text:outline-level="3">Practical Rule</text:h>
      <text:p text:style-name="Text_20_body">Before entering a trade:</text:p>
      <text:list text:style-name="L14">
        <text:list-item>
          <text:p text:style-name="P14">Write down the math:</text:p>
          <text:list>
            <text:list-item>
              <text:p text:style-name="P14">Risk</text:p>
            </text:list-item>
            <text:list-item>
              <text:p text:style-name="P14">Stop</text:p>
            </text:list-item>
            <text:list-item>
              <text:p text:style-name="P14">Target</text:p>
            </text:list-item>
          </text:list>
        </text:list-item>
      </text:list>
      <text:p text:style-name="Text_20_body">If you don’t have time to do that:</text:p>
      <text:list text:style-name="L15">
        <text:list-item>
          <text:p text:style-name="P15">You are trading too fast.</text:p>
        </text:list-item>
        <text:list-item>
          <text:p text:style-name="P15">Trade a higher time frame.</text:p>
        </text:list-item>
      </text:list>
      <text:p text:style-name="Text_20_body">Most traders:</text:p>
      <text:list text:style-name="L16">
        <text:list-item>
          <text:p text:style-name="P16">Enter too quickly</text:p>
        </text:list-item>
        <text:list-item>
          <text:p text:style-name="P16">Think afterward</text:p>
        </text:list-item>
        <text:list-item>
          <text:p text:style-name="P16">Justify emotionally</text:p>
        </text:list-item>
      </text:list>
      <text:p text:style-name="Text_20_body">Slowing down <text:span text:style-name="Strong_20_Emphasis">directly improves performance</text:span>.</text:p>
      <text:p text:style-name="Horizontal_20_Line"/>
      <text:h text:style-name="Heading_20_2" text:outline-level="2">7. Trading the Open: Less Is More</text:h>
      <text:h text:style-name="Heading_20_3" text:outline-level="3">Key Observations</text:h>
      <text:list text:style-name="L17">
        <text:list-item>
          <text:p text:style-name="P17">First 6 bars are often sideways.</text:p>
        </text:list-item>
        <text:list-item>
          <text:p text:style-name="P17">Opening reversals are over-expected.</text:p>
        </text:list-item>
        <text:list-item>
          <text:p text:style-name="P17">Aggression early—especially on Mondays—often backfires.</text:p>
        </text:list-item>
      </text:list>
      <text:p text:style-name="Text_20_body"><text:span text:style-name="T1">S</text:span>uggestion for many traders:</text:p>
      <text:list text:style-name="L18">
        <text:list-item>
          <text:p text:style-name="P18">Do <text:span text:style-name="Strong_20_Emphasis">not</text:span> trade the first 6 bars</text:p>
        </text:list-item>
        <text:list-item>
          <text:p text:style-name="P18"><text:soft-page-break/>Stop trading late in the session (after ~Bar 72)</text:p>
        </text:list-item>
      </text:list>
      <text:p text:style-name="Text_20_body">Yes, this means fewer trades.<text:line-break/>That is the point. Less trading generally leads to better results.</text:p>
      <text:p text:style-name="Horizontal_20_Line"/>
      <text:h text:style-name="Heading_20_2" text:outline-level="2">8. Treat Trading Like a Real Job</text:h>
      <text:p text:style-name="Text_20_body"><text:span text:style-name="T1">Consider </text:span>a mental shift:</text:p>
      <text:list text:style-name="L19">
        <text:list-item>
          <text:p text:style-name="P19">Imagine you work at a prop firm.</text:p>
        </text:list-item>
        <text:list-item>
          <text:p text:style-name="P19">You are paid to:</text:p>
          <text:list>
            <text:list-item>
              <text:p text:style-name="P19">Sit at the desk</text:p>
            </text:list-item>
            <text:list-item>
              <text:p text:style-name="P19">Stay focused</text:p>
            </text:list-item>
            <text:list-item>
              <text:p text:style-name="P19">Follow procedure</text:p>
            </text:list-item>
          </text:list>
        </text:list-item>
      </text:list>
      <text:p text:style-name="Text_20_body">Ask yourself:</text:p>
      <text:list text:style-name="L20">
        <text:list-item>
          <text:p text:style-name="P20">Would a professional firm approve of how I’m trading right now?</text:p>
        </text:list-item>
        <text:list-item>
          <text:p text:style-name="P20">Would they approve of my focus level?</text:p>
        </text:list-item>
      </text:list>
      <text:p text:style-name="Text_20_body">Most people <text:span text:style-name="Emphasis">think</text:span> they take trading seriously.<text:line-break/>Their behavior says otherwise.</text:p>
      <text:p text:style-name="Horizontal_20_Line"/>
      <text:h text:style-name="Heading_20_2" text:outline-level="2">9. Key Takeaways </text:h>
      <text:list text:style-name="L21">
        <text:list-item>
          <text:p text:style-name="P21">Focus is trained, not innate</text:p>
        </text:list-item>
        <text:list-item>
          <text:p text:style-name="P21">Environment shapes behavior</text:p>
        </text:list-item>
        <text:list-item>
          <text:p text:style-name="P21">The mouse must be treated with respect</text:p>
        </text:list-item>
        <text:list-item>
          <text:p text:style-name="P21">Processes prevent emotional mistakes</text:p>
        </text:list-item>
        <text:list-item>
          <text:p text:style-name="P21">Slowing down improves results</text:p>
        </text:list-item>
        <text:list-item>
          <text:p text:style-name="P21">Fewer trades often lead to better outcomes</text:p>
        </text:list-item>
        <text:list-item>
          <text:p text:style-name="P21">Professional behavior precedes professional results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4:49:24.870369400</meta:creation-date>
    <dc:date>2025-12-17T15:00:40.502060600</dc:date>
    <meta:editing-duration>PT25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5" meta:paragraph-count="121" meta:word-count="748" meta:character-count="4115" meta:non-whitespace-character-count="3567"/>
  </office:meta>
</office:document-meta>
</file>